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B0000001C2C31A2C494A529D8F.jpg" manifest:media-type="image/jpeg"/>
  <manifest:file-entry manifest:full-path="Pictures/10000201000002DF000002B376A4D400C8FED102.png" manifest:media-type="image/png"/>
  <manifest:file-entry manifest:full-path="Pictures/10000000000002A20000015E41FE8865C174CDB2.jpg" manifest:media-type="image/jpeg"/>
  <manifest:file-entry manifest:full-path="Pictures/10000201000001B9000001071948BB263C249F1E.png" manifest:media-type="image/png"/>
  <manifest:file-entry manifest:full-path="Pictures/10000201000002D0000002292E70731DDF6A569B.png" manifest:media-type="image/png"/>
  <manifest:file-entry manifest:full-path="Pictures/10000000000009C4000009C429D0435A829533C3.jpg" manifest:media-type="image/jpeg"/>
  <manifest:file-entry manifest:full-path="Pictures/1000020100000342000000C1936FE29AAF760044.png" manifest:media-type="image/png"/>
  <manifest:file-entry manifest:full-path="Pictures/100000000000029D00000128D1027FCE5F3A77D6.jpg" manifest:media-type="image/jpeg"/>
  <manifest:file-entry manifest:full-path="Pictures/1000000000000500000002DB512E792BF0339844.jpg" manifest:media-type="image/jpeg"/>
  <manifest:file-entry manifest:full-path="Pictures/10000200000000CD000000C17C8B7AE079731FE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55cm"/>
    </style:style>
    <style:style style:name="gr2" style:family="graphic">
      <style:graphic-properties style:protect="size"/>
    </style:style>
    <style:style style:name="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0cm"/>
    </style:style>
    <style:style style:name="gr5" style:family="graphic" style:parent-style-name="standard">
      <style:graphic-properties draw:stroke="none" svg:stroke-color="#ffffff" draw:fill="none" draw:fill-color="#ffffff" draw:textarea-horizontal-align="left" draw:auto-grow-height="true" draw:auto-grow-width="true" fo:min-height="0.869cm" fo:min-width="4.65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4.858cm"/>
    </style:style>
    <style:style style:name="gr7" style:family="graphic" style:parent-style-name="standard">
      <style:graphic-properties draw:stroke="none" svg:stroke-color="#ffffff" draw:fill="none" draw:fill-color="#ffffff" draw:textarea-horizontal-align="left" draw:auto-grow-height="true" draw:auto-grow-width="true" fo:min-height="1.026cm" fo:min-width="7.31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14.10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3.152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7.647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876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721cm" fo:min-width="22.121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21.943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721cm" fo:min-width="0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49cm" fo:min-width="0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25.571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pr1" style:family="presentation" style:parent-style-name="Standard-title">
      <style:graphic-properties fo:min-height="4.8cm"/>
    </style:style>
    <style:style style:name="pr2" style:family="presentation" style:parent-style-name="Standard-subtitle">
      <style:graphic-properties draw:fill-color="#ffffff" fo:min-height="5.6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title">
      <style:graphic-properties fo:min-height="3.506cm"/>
    </style:style>
    <style:style style:name="pr5" style:family="presentation" style:parent-style-name="Standard-outline1">
      <style:graphic-properties fo:min-height="11.929cm"/>
    </style:style>
    <style:style style:name="pr6" style:family="presentation" style:parent-style-name="Standard-title">
      <style:graphic-properties draw:auto-grow-height="true" fo:min-height="3.506cm"/>
    </style:style>
    <style:style style:name="pr7" style:family="presentation" style:parent-style-name="Standard-outline1">
      <style:graphic-properties fo:min-height="5.559cm"/>
    </style:style>
    <style:style style:name="P1" style:family="paragraph">
      <style:text-properties fo:color="#ffffff" fo:font-size="60pt" style:font-size-asian="60pt" style:font-size-complex="60pt"/>
    </style:style>
    <style:style style:name="P2" style:family="paragraph">
      <loext:graphic-properties draw:fill-color="#ffffff"/>
      <style:text-properties fo:color="#ffffff"/>
    </style:style>
    <style:style style:name="P3" style:family="paragraph">
      <style:paragraph-properties fo:text-align="justify"/>
    </style:style>
    <style:style style:name="P4" style:family="paragraph">
      <loext:graphic-properties draw:fill="none" draw:fill-color="#ffffff"/>
      <style:paragraph-properties fo:text-align="justify"/>
      <style:text-properties fo:color="#ffffff" fo:font-size="32pt" style:font-size-asian="32pt" style:font-size-complex="32pt"/>
    </style:style>
    <style:style style:name="P5" style:family="paragraph">
      <loext:graphic-properties draw:fill-color="#ffffff"/>
    </style:style>
    <style:style style:name="P6" style:family="paragraph">
      <style:paragraph-properties fo:margin-top="0.5cm" fo:margin-bottom="0cm"/>
    </style:style>
    <style:style style:name="P7" style:family="paragraph">
      <style:text-properties fo:font-size="26pt" style:font-size-asian="26pt" style:font-size-complex="26pt"/>
    </style:style>
    <style:style style:name="P8" style:family="paragraph">
      <style:text-properties fo:font-size="28pt" style:font-size-asian="28pt" style:font-size-complex="28pt"/>
    </style:style>
    <style:style style:name="P9" style:family="paragraph">
      <style:paragraph-properties fo:text-align="end"/>
    </style:style>
    <style:style style:name="P10" style:family="paragraph">
      <style:paragraph-properties fo:text-align="end"/>
      <style:text-properties style:text-underline-style="solid" style:text-underline-width="auto" style:text-underline-color="font-color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none" draw:fill-color="#ffffff"/>
      <style:text-properties fo:font-size="14pt" style:font-size-asian="14pt" style:font-size-complex="14pt"/>
    </style:style>
    <style:style style:name="P13" style:family="paragraph">
      <loext:graphic-properties draw:fill="none" draw:fill-color="#ffffff"/>
      <style:text-properties fo:color="#ffffff" fo:font-size="22pt" style:font-size-asian="22pt" style:font-size-complex="22pt"/>
    </style:style>
    <style:style style:name="P14" style:family="paragraph">
      <loext:graphic-properties draw:fill-color="#ffffff"/>
      <style:text-properties fo:font-size="20pt"/>
    </style:style>
    <style:style style:name="P15" style:family="paragraph">
      <loext:graphic-properties draw:fill="none" draw:fill-color="#ffffff"/>
      <style:text-properties fo:color="#ffffff" fo:font-size="26pt" style:font-size-asian="26pt" style:font-size-complex="26pt"/>
    </style:style>
    <style:style style:name="P16" style:family="paragraph">
      <loext:graphic-properties draw:fill="none" draw:fill-color="#ffffff"/>
      <style:text-properties fo:color="#ffffff" fo:font-size="24pt" style:font-size-asian="24pt" style:font-size-complex="24pt"/>
    </style:style>
    <style:style style:name="P17" style:family="paragraph">
      <loext:graphic-properties draw:fill="none" draw:fill-color="#ffffff"/>
      <style:text-properties fo:font-size="18pt"/>
    </style:style>
    <style:style style:name="P18" style:family="paragraph">
      <loext:graphic-properties draw:fill="none" draw:fill-color="#ffffff"/>
      <style:text-properties fo:color="#ffffff" fo:font-size="28pt" style:font-size-asian="28pt" style:font-size-complex="28pt"/>
    </style:style>
    <style:style style:name="P19" style:family="paragraph">
      <loext:graphic-properties draw:fill="none" draw:fill-color="#ffffff"/>
    </style:style>
    <style:style style:name="T1" style:family="text">
      <style:text-properties fo:color="#ffffff" fo:font-size="60pt" style:font-size-asian="60pt" style:font-size-complex="60pt"/>
    </style:style>
    <style:style style:name="T2" style:family="text">
      <style:text-properties fo:color="#ffffff"/>
    </style:style>
    <style:style style:name="T3" style:family="text">
      <style:text-properties fo:color="#ffffff" fo:font-size="32pt" style:font-size-asian="32pt" style:font-size-complex="32pt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color="#000000" fo:font-size="26pt" style:font-size-asian="26pt" style:font-size-complex="26pt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Arial" style:font-size-complex="26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style:text-underline-style="none"/>
    </style:style>
    <style:style style:name="T11" style:family="text">
      <style:text-properties fo:font-size="14pt" style:font-size-asian="14pt" style:font-size-complex="14pt"/>
    </style:style>
    <style:style style:name="T12" style:family="text">
      <style:text-properties fo:color="#ffffff" fo:font-size="22pt" style:font-size-asian="22pt" style:font-size-complex="22pt"/>
    </style:style>
    <style:style style:name="T13" style:family="text">
      <style:text-properties fo:color="#ffffff" fo:font-size="26pt" style:font-size-asian="26pt" style:font-size-complex="26pt"/>
    </style:style>
    <style:style style:name="T14" style:family="text">
      <style:text-properties fo:color="#ffffff" fo:font-size="24pt" style:font-size-asian="24pt" style:font-size-complex="24pt"/>
    </style:style>
    <style:style style:name="T15" style:family="text">
      <style:text-properties fo:font-size="18pt"/>
    </style:style>
    <style:style style:name="T16" style:family="text">
      <style:text-properties fo:color="#ffffff"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font-charset="x-symbol" fo:color="#ffffff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18.399cm" svg:height="4.8cm" svg:x="5.12cm" svg:y="3.398cm" presentation:class="title" presentation:user-transformed="true">
          <draw:text-box>
            <text:p><text:span text:style-name="T1">Périphé</text:span><text:span text:style-name="T1">riques </text:span><text:span text:style-name="T1">USB</text:span><text:span text:style-name="T1"><text:line-break/></text:span><text:span text:style-name="T1">person</text:span><text:span text:style-name="T1">nalisés</text:span></text:p>
          </draw:text-box>
        </draw:frame>
        <draw:frame presentation:style-name="pr2" draw:text-style-name="P2" draw:layer="layout" svg:width="11.8cm" svg:height="5.6cm" svg:x="0.6cm" svg:y="13cm" presentation:class="subtitle" presentation:user-transformed="true">
          <draw:text-box>
            <text:p><text:span text:style-name="T2"><text:s text:c="5"/></text:span><text:span text:style-name="T2">Rémi </text:span><text:span text:style-name="T2">GUILLOMON</text:span></text:p>
            <text:p><text:span text:style-name="T2">Maxime </text:span><text:span text:style-name="T2">DUQUESNE</text:span></text:p>
            <text:p><text:span text:style-name="T2">Quentin </text:span><text:span text:style-name="T2">DELPECH <text:s text:c="2"/></text:span></text:p>
            <text:p><text:span text:style-name="T2">Baptiste </text:span><text:span text:style-name="T2">JEAN-LOUIS</text:span></text:p>
          </draw:text-box>
        </draw:frame>
        <draw:frame draw:style-name="gr1" draw:text-style-name="P4" draw:layer="layout" svg:width="7cm" svg:height="2.8cm" svg:x="18.2cm" svg:y="14.6cm">
          <draw:text-box>
            <text:p text:style-name="P3"><text:span text:style-name="T3">IMA3</text:span></text:p>
            <text:p text:style-name="P3"><text:span text:style-name="T3">Promo 2021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Sommaire</text:p>
          </draw:text-box>
        </draw:frame>
        <draw:frame presentation:style-name="pr5" draw:text-style-name="P7" draw:layer="layout" svg:width="11cm" svg:height="13.486cm" svg:x="1.4cm" svg:y="4.714cm" presentation:class="outline" presentation:user-transformed="true">
          <draw:text-box>
            <text:list text:style-name="L2">
              <text:list-item>
                <text:p><text:span text:style-name="T4">Introduction</text:span></text:p>
              </text:list-item>
              <text:list-item>
                <text:p text:style-name="P6"><text:span text:style-name="T4">Protocole USB</text:span></text:p>
              </text:list-item>
              <text:list-item>
                <text:p text:style-name="P6"><text:span text:style-name="T4">Bibliothèque LUFA</text:span></text:p>
                <text:p text:style-name="P6"><text:span text:style-name="T5">- </text:span><text:span text:style-name="T4">Présentation</text:span></text:p>
                <text:p text:style-name="P6"><text:span text:style-name="T5">- </text:span><text:span text:style-name="T4">AT90USBKEY en</text:span></text:p>
                <text:p text:style-name="P6"><text:span text:style-name="T4">stockage de masse</text:span></text:p>
                <text:p text:style-name="P6"><text:span text:style-name="T6">- </text:span><text:span text:style-name="T4">Configuration de LUFA</text:span></text:p>
                <text:p><text:span text:style-name="T4"/></text:p>
              </text:list-item>
            </text:list>
          </draw:text-box>
        </draw:frame>
        <draw:frame presentation:style-name="pr5" draw:text-style-name="P8" draw:layer="layout" svg:width="11cm" svg:height="13.486cm" svg:x="16.5cm" svg:y="4.714cm" presentation:class="outline" presentation:user-transformed="true">
          <draw:text-box>
            <text:list text:style-name="L3">
              <text:list-item>
                <text:p><text:span text:style-name="T7">Prototypes Arduino</text:span></text:p>
              </text:list-item>
            </text:list>
            <text:p><text:span text:style-name="T8"><text:s text:c="3"/></text:span><text:span text:style-name="T8">- Bibliothèques utilisées</text:span></text:p>
            <text:p><text:span text:style-name="T8"><text:s text:c="3"/></text:span><text:span text:style-name="T8">- Hardware utilisé</text:span></text:p>
            <text:p><text:span text:style-name="T8"><text:s text:c="3"/></text:span><text:span text:style-name="T8">- Prototype de la Clé USB</text:span></text:p>
            <text:p><text:span text:style-name="T8"><text:s text:c="3"/></text:span><text:span text:style-name="T8">- Prototype du Clavier</text:span></text:p>
            <text:list text:style-name="L4">
              <text:list-item>
                <text:p><text:span text:style-name="T7">Conclusion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3T3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troduction<text:line-break/>En quoi consiste notre projet ?</text:p>
          </draw:text-box>
        </draw:frame>
        <draw:frame presentation:style-name="pr5" draw:layer="layout" svg:width="12.2cm" svg:height="12.179cm" svg:x="0.2cm" svg:y="7.4cm" presentation:class="outline" presentation:user-transformed="true">
          <draw:text-box>
            <text:list text:style-name="L2">
              <text:list-header>
                <text:p><text:span text:style-name="T9">Un clavier</text:span></text:p>
                <text:p><text:span text:style-name="T10">Ressemble à un clavier classique</text:span></text:p>
                <text:p><text:span text:style-name="T10">Fonctionne comme un clavier classique</text:span></text:p>
                <text:p><text:span text:style-name="T10"/></text:p>
                <text:p><text:span text:style-name="T10">+ enregistre toutes les entrées clavier !</text:span></text:p>
              </text:list-header>
            </text:list>
          </draw:text-box>
        </draw:frame>
        <draw:frame presentation:style-name="pr5" draw:text-style-name="P10" draw:layer="layout" svg:width="13.97cm" svg:height="12.179cm" svg:x="13.43cm" svg:y="7.621cm" presentation:class="outline" presentation:user-transformed="true">
          <draw:text-box>
            <text:list text:style-name="L2">
              <text:list-header>
                <text:p text:style-name="P9"><text:span text:style-name="T9">Une clé USB</text:span></text:p>
                <text:p text:style-name="P9"><text:span text:style-name="T10">Stocke vos fichiers comme une</text:span><text:span text:style-name="T10"><text:line-break/></text:span><text:span text:style-name="T10">clé classique</text:span></text:p>
                <text:p text:style-name="P9"><text:span text:style-name="T10"/></text:p>
                <text:p text:style-name="P9"><text:span text:style-name="T10">Vous vous absentez ? Elle télécharge un logiciel espion !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3T3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rotocole USB</text:p>
          </draw:text-box>
        </draw:frame>
        <draw:frame draw:style-name="gr3" draw:text-style-name="P11" draw:layer="layout" svg:width="19.192cm" svg:height="10.96cm" svg:x="4.408cm" svg:y="5.44cm">
          <draw:image xlink:href="Pictures/1000000000000500000002DB512E792BF0339844.jpg" xlink:type="simple" xlink:show="embed" xlink:actuate="onLoad">
            <text:p/>
          </draw:image>
        </draw:frame>
        <draw:frame draw:style-name="gr4" draw:text-style-name="P12" draw:layer="layout" svg:width="5.082cm" svg:height="0.806cm" svg:x="4.518cm" svg:y="15.4cm">
          <draw:text-box>
            <text:p><text:span text:style-name="T11">Source : Wikipedia</text:span></text:p>
          </draw:text-box>
        </draw:frame>
        <draw:frame draw:style-name="gr5" draw:text-style-name="P13" draw:layer="layout" svg:width="5.159cm" svg:height="1.119cm" svg:x="11.421cm" svg:y="17.281cm">
          <draw:text-box>
            <text:p><text:span text:style-name="T12">Broches USB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3T3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rotocole USB</text:p>
          </draw:text-box>
        </draw:frame>
        <draw:frame draw:style-name="gr3" draw:text-style-name="P11" draw:layer="layout" svg:width="24.2cm" svg:height="11.334cm" svg:x="1.8cm" svg:y="5.223cm">
          <draw:image xlink:href="Pictures/100000000000029D00000128D1027FCE5F3A77D6.jpg" xlink:type="simple" xlink:show="embed" xlink:actuate="onLoad">
            <text:p/>
          </draw:image>
        </draw:frame>
        <draw:frame draw:style-name="gr6" draw:text-style-name="P12" draw:layer="layout" svg:width="5.358cm" svg:height="0.806cm" draw:transform="rotate (1.56154608175933) translate (24.9cm 10.958cm)">
          <draw:text-box>
            <text:p><text:span text:style-name="T11">Source : BeyondLogic</text:span></text:p>
          </draw:text-box>
        </draw:frame>
        <draw:frame draw:style-name="gr7" draw:text-style-name="P15" draw:layer="layout" svg:width="7.813cm" svg:height="1.276cm" svg:x="10.094cm" svg:y="17.282cm">
          <draw:text-box>
            <text:p><text:span text:style-name="T13">Descripteurs USB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ibliothèque LUFA</text:p>
          </draw:text-box>
        </draw:frame>
        <draw:frame draw:style-name="gr3" draw:text-style-name="P11" draw:layer="layout" svg:width="5.425cm" svg:height="5.107cm" svg:x="3.175cm" svg:y="7.893cm">
          <draw:image xlink:href="Pictures/10000200000000CD000000C17C8B7AE079731FEA.png" xlink:type="simple" xlink:show="embed" xlink:actuate="onLoad">
            <text:p/>
          </draw:image>
        </draw:frame>
        <draw:frame draw:style-name="gr3" draw:text-style-name="P11" draw:layer="layout" svg:width="14.685cm" svg:height="8.758cm" svg:x="11.2cm" svg:y="6.2cm">
          <draw:image xlink:href="Pictures/10000201000001B9000001071948BB263C249F1E.png" xlink:type="simple" xlink:show="embed" xlink:actuate="onLoad">
            <text:p/>
          </draw:image>
        </draw:frame>
        <draw:frame draw:style-name="gr8" draw:text-style-name="P16" draw:layer="layout" svg:width="14.603cm" svg:height="1.195cm" svg:x="11.4cm" svg:y="15.283cm">
          <draw:text-box>
            <text:p><text:span text:style-name="T14">Classes USB </text:span><text:span text:style-name="T14">compatibles avec </text:span><text:span text:style-name="T14">LUFA</text:span></text:p>
          </draw:text-box>
        </draw:frame>
        <draw:frame draw:style-name="gr9" draw:text-style-name="P17" draw:layer="layout" svg:width="9.8cm" svg:height="1.673cm" svg:x="0.6cm" svg:y="19.838cm">
          <draw:text-box>
            <text:p><text:span text:style-name="T15">Source : </text:span><text:span text:style-name="T15">fourwalledcubicle.com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4" draw:layer="layout" svg:width="26cm" svg:height="3.506cm" svg:x="1cm" svg:y="0.837cm" presentation:class="title" presentation:user-transformed="true">
          <draw:text-box>
            <text:p>AT90USBKEY en stockage de masse</text:p>
          </draw:text-box>
        </draw:frame>
        <draw:frame draw:style-name="gr3" draw:text-style-name="P11" draw:layer="layout" svg:width="15.123cm" svg:height="11.615cm" svg:x="0.6cm" svg:y="7cm">
          <draw:image xlink:href="Pictures/10000201000002D0000002292E70731DDF6A569B.png" xlink:type="simple" xlink:show="embed" xlink:actuate="onLoad">
            <text:p/>
          </draw:image>
        </draw:frame>
        <draw:frame draw:style-name="gr3" draw:text-style-name="P11" draw:layer="layout" svg:width="16cm" svg:height="8.308cm" svg:x="11.4cm" svg:y="5.8cm">
          <draw:image xlink:href="Pictures/10000000000002A20000015E41FE8865C174CDB2.jpg" xlink:type="simple" xlink:show="embed" xlink:actuate="onLoad">
            <text:p/>
          </draw:image>
        </draw:frame>
        <draw:frame draw:style-name="gr10" draw:text-style-name="P16" draw:layer="layout" svg:width="3.652cm" svg:height="1.195cm" svg:x="5.548cm" svg:y="18.805cm">
          <draw:text-box>
            <text:p><text:span text:style-name="T14">Makefile</text:span></text:p>
          </draw:text-box>
        </draw:frame>
        <draw:frame draw:style-name="gr11" draw:text-style-name="P16" draw:layer="layout" svg:width="8.147cm" svg:height="1.195cm" svg:x="17.8cm" svg:y="14.405cm">
          <draw:text-box>
            <text:p><text:span text:style-name="T14">Carte </text:span><text:span text:style-name="T14">AT90USBKEY</text:span></text:p>
          </draw:text-box>
        </draw:frame>
        <draw:frame draw:style-name="gr12" draw:text-style-name="P17" draw:layer="layout" svg:width="4.376cm" svg:height="0.962cm" svg:x="22.924cm" svg:y="5.738cm">
          <draw:text-box>
            <text:p><text:span text:style-name="T15">webhome.csc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draw:style-name="gr13" draw:text-style-name="P16" draw:layer="layout" svg:width="22.634cm" svg:height="4.971cm" svg:x="1.6cm" svg:y="4cm">
          <draw:text-box>
            <text:p><text:span text:style-name="T14">Commandes dans </text:span><text:span text:style-name="T14">le terminal</text:span></text:p>
            <text:p><text:span text:style-name="T14">sudo dfu-</text:span><text:span text:style-name="T14">programmer </text:span><text:span text:style-name="T14">at90usb1287 erase</text:span></text:p>
            <text:p><text:span text:style-name="T14">sudo dfu-</text:span><text:span text:style-name="T14">programmer </text:span><text:span text:style-name="T14">at90usb1287 flash </text:span><text:span text:style-name="T14">MassStorage.hex</text:span></text:p>
            <text:p><text:span text:style-name="T14">sudo dfu-</text:span><text:span text:style-name="T14">programmer </text:span><text:span text:style-name="T14">at90usb1287 reset</text:span></text:p>
            <text:p><text:span text:style-name="T14">lsusb</text:span></text:p>
          </draw:text-box>
        </draw:frame>
        <draw:frame draw:style-name="gr3" draw:text-style-name="P11" draw:layer="layout" svg:width="25.942cm" svg:height="6cm" svg:x="1.2cm" svg:y="10.2cm">
          <draw:image xlink:href="Pictures/1000020100000342000000C1936FE29AAF760044.png" xlink:type="simple" xlink:show="embed" xlink:actuate="onLoad">
            <text:p/>
          </draw:image>
        </draw:frame>
        <draw:frame draw:style-name="gr14" draw:text-style-name="P16" draw:layer="layout" svg:width="22.465cm" svg:height="1.195cm" svg:x="2.779cm" svg:y="16.5cm">
          <draw:text-box>
            <text:p><text:span text:style-name="T14">Carte </text:span><text:span text:style-name="T14">AT90USBKEY </text:span><text:span text:style-name="T14">reconnue comme </text:span><text:span text:style-name="T14">stockage de masse</text:span></text:p>
          </draw:text-box>
        </draw:frame>
        <draw:frame presentation:style-name="pr4" draw:layer="layout" svg:width="26cm" svg:height="3.506cm" svg:x="1cm" svg:y="0.837cm" presentation:class="title" presentation:user-transformed="true">
          <draw:text-box>
            <text:p>AT90USBKEY en stockage de masse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draw:style-name="gr3" draw:text-style-name="P11" draw:layer="layout" svg:width="17.809cm" svg:height="16.741cm" svg:x="0.591cm" svg:y="3.751cm">
          <draw:image xlink:href="Pictures/10000201000002DF000002B376A4D400C8FED102.png" xlink:type="simple" xlink:show="embed" xlink:actuate="onLoad">
            <text:p/>
          </draw:image>
        </draw:frame>
        <draw:frame draw:style-name="gr15" draw:text-style-name="P16" draw:layer="layout" svg:width="9.243cm" svg:height="4.971cm" svg:x="18.4cm" svg:y="9.6cm">
          <draw:text-box>
            <text:p><text:span text:style-name="T14">Détail des </text:span><text:span text:style-name="T14">descripteurs</text:span></text:p>
            <text:p><text:span text:style-name="T14">Carte </text:span><text:span text:style-name="T14">AT90USBKEY</text:span></text:p>
            <text:p><text:span text:style-name="T14">en stockage de </text:span><text:span text:style-name="T14">masse</text:span></text:p>
          </draw:text-box>
        </draw:frame>
        <draw:frame draw:style-name="gr16" draw:text-style-name="P16" draw:layer="layout" svg:width="4.199cm" svg:height="1.299cm" svg:x="18.701cm" svg:y="4.701cm">
          <draw:text-box>
            <text:p><text:span text:style-name="T14">lsusb -v</text:span></text:p>
          </draw:text-box>
        </draw:frame>
        <draw:frame presentation:style-name="pr4" draw:layer="layout" svg:width="26cm" svg:height="3.506cm" svg:x="1cm" svg:y="0.837cm" presentation:class="title" presentation:user-transformed="true">
          <draw:text-box>
            <text:p>AT90USBKEY en stockage de masse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nfiguration de LUFA</text:p>
          </draw:text-box>
        </draw:frame>
        <draw:frame draw:style-name="gr15" draw:text-style-name="P16" draw:layer="layout" svg:width="14.243cm" svg:height="4.971cm" svg:x="6.879cm" svg:y="17.129cm">
          <draw:text-box>
            <text:p><text:span text:style-name="T14">Schématisation de </text:span><text:span text:style-name="T14">la configuration</text:span></text:p>
          </draw:text-box>
        </draw:frame>
        <draw:frame draw:style-name="gr17" draw:text-style-name="P18" draw:layer="layout" svg:width="26.084cm" svg:height="1.352cm" svg:x="0.965cm" svg:y="4.5cm">
          <draw:text-box>
            <text:p><text:span text:style-name="T16">Comment </text:span><text:span text:style-name="T16">configurer LUFA </text:span><text:span text:style-name="T16">pour une carte </text:span><text:span text:style-name="T16">personnalisée ?</text:span></text:p>
          </draw:text-box>
        </draw:frame>
        <draw:frame draw:style-name="gr3" draw:text-style-name="P11" draw:layer="layout" svg:width="27.127cm" svg:height="10.171cm" svg:x="0.4cm" svg:y="6.729cm">
          <draw:image xlink:href="Pictures/10000000000004B0000001C2C31A2C494A529D8F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4T19">
        <office:forms form:automatic-focus="false" form:apply-design-mode="false"/>
        <draw:frame presentation:style-name="pr4" draw:layer="layout" svg:width="25.199cm" svg:height="3.506cm" svg:x="1.401cm" svg:y="2.2cm" presentation:class="title" presentation:user-transformed="true">
          <draw:text-box>
            <text:p>Prototypes Arduino</text:p>
          </draw:text-box>
        </draw:frame>
        <draw:frame draw:style-name="gr18" draw:text-style-name="P19" draw:layer="layout" svg:width="9.4cm" svg:height="1.673cm" svg:x="2.2cm" svg:y="7.4cm">
          <draw:text-box>
            <text:p>Insérer des photos des prototypes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3T3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Bibliothèques</text:p>
          </draw:text-box>
        </draw:frame>
        <draw:frame presentation:style-name="pr5" draw:layer="layout" svg:width="12.297cm" svg:height="12.179cm" svg:x="1.4cm" svg:y="4.914cm" presentation:class="outline">
          <draw:text-box>
            <text:list text:style-name="L2">
              <text:list-item>
                <text:p>SD et File</text:p>
                <text:p>Elles permettent de gérer une carte SD et son contenu</text:p>
              </text:list-item>
            </text:list>
          </draw:text-box>
        </draw:frame>
        <draw:frame presentation:style-name="pr5" draw:layer="layout" svg:width="12.297cm" svg:height="12.179cm" svg:x="14.313cm" svg:y="4.914cm" presentation:class="outline">
          <draw:text-box>
            <text:list text:style-name="L2">
              <text:list-item>
                <text:p>Keyboard</text:p>
              </text:list-item>
              <text:list-item>
                <text:p>Elle permet de faire passer la carte Arduino pour un clavier du point de vue de l’ordinateur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5T12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Hardware</text:p>
          </draw:text-box>
        </draw:frame>
        <draw:frame presentation:style-name="pr5" draw:layer="layout" svg:width="12.297cm" svg:height="12.179cm" svg:x="1.4cm" svg:y="4.914cm" presentation:class="outline">
          <draw:text-box>
            <text:list text:style-name="L2">
              <text:list-item>
                <text:p>Arduino Leonardo</text:p>
              </text:list-item>
            </text:list>
          </draw:text-box>
        </draw:frame>
        <draw:frame presentation:style-name="pr7" draw:layer="layout" svg:width="12.297cm" svg:height="5.809cm" svg:x="14.313cm" svg:y="4.914cm" presentation:class="outline">
          <draw:text-box>
            <text:list text:style-name="L2">
              <text:list-item>
                <text:p>Shield Arduino SD </text:p>
              </text:list-item>
            </text:list>
          </draw:text-box>
        </draw:frame>
        <draw:frame presentation:style-name="pr7" draw:layer="layout" svg:width="12.297cm" svg:height="5.809cm" svg:x="14.313cm" svg:y="11.276cm" presentation:class="outline" presentation:user-transformed="true">
          <draw:text-box>
            <text:list text:style-name="L2">
              <text:list-item>
                <text:p>Shield Adafruit clavier 12 touches capacitives </text:p>
              </text:list-item>
            </text:list>
          </draw:text-box>
        </draw:frame>
        <draw:frame draw:style-name="gr19" draw:text-style-name="P19" draw:layer="layout" svg:width="6.2cm" svg:height="2.384cm" svg:x="2.8cm" svg:y="1.6cm">
          <draw:text-box>
            <text:p>Insérer les photos adaptées</text:p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3T3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rototypes</text:p>
          </draw:text-box>
        </draw:frame>
        <draw:frame presentation:style-name="pr5" draw:layer="layout" svg:width="12.297cm" svg:height="12.179cm" svg:x="1.4cm" svg:y="4.914cm" presentation:class="outline" presentation:user-transformed="true">
          <draw:text-box>
            <text:list text:style-name="L2">
              <text:list-item>
                <text:p>Clavier</text:p>
              </text:list-item>
            </text:list>
          </draw:text-box>
        </draw:frame>
        <draw:frame presentation:style-name="pr5" draw:layer="layout" svg:width="12.297cm" svg:height="12.179cm" svg:x="14.313cm" svg:y="4.914cm" presentation:class="outline">
          <draw:text-box>
            <text:list text:style-name="L2">
              <text:list-item>
                <text:p>Clé USB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nclusion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000000009C4000009C429D0435A829533C3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color="#ffffff"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color="#ffffff"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color="#ffffff"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color="#ffffff"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color="#ffffff"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color="#ffffff"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  <style:presentation-page-layout style:name="AL5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29T15:50:02.524000000</meta:creation-date>
    <dc:date>2019-06-03T16:08:42.521351990</dc:date>
    <meta:editing-duration>PT8H6M9S</meta:editing-duration>
    <meta:editing-cycles>27</meta:editing-cycles>
    <meta:generator>LibreOffice/5.2.7.2$Linux_X86_64 LibreOffice_project/20m0$Build-2</meta:generator>
    <meta:document-statistic meta:object-count="106"/>
  </office:meta>
</office:document-meta>
</file>